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stRequestMatcher.HostRequestMatcher( String ... hos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stRequestMatcher.matches( Web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